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21cm" svg:height="1.397cm" svg:x="4.302cm" svg:y="3.286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921cm" svg:height="1.397cm" svg:x="2.016cm" svg:y="7.223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397cm" svg:x="14.97cm" svg:y="7.35cm"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895cm 0.643cm" svg:x1="3.476cm" svg:y1="7.223cm" svg:x2="5.762cm" svg:y2="4.683cm" draw:start-shape="id1" draw:start-glue-point="0" draw:end-shape="id2" draw:end-glue-point="2" svg:d="m3476 7223v-1397h2286v-1143">
          <text:p/>
        </draw:connector>
        <draw:custom-shape draw:style-name="gr1" draw:text-style-name="P2" xml:id="id3" draw:id="id3" draw:layer="layout" svg:width="2.921cm" svg:height="1.397cm" svg:x="6.817cm" svg:y="7.224cm">
          <text:p text:style-name="P1"><text:span text:style-name="T1">BoardPlay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896cm 0.643cm" svg:x1="8.277cm" svg:y1="7.224cm" svg:x2="5.762cm" svg:y2="4.683cm" draw:start-shape="id3" draw:start-glue-point="0" draw:end-shape="id2" draw:end-glue-point="2" svg:d="m8277 7224v-1398h-2515v-1143">
          <text:p/>
        </draw:connector>
        <draw:custom-shape draw:style-name="gr1" draw:text-style-name="P2" xml:id="id5" draw:id="id5" draw:layer="layout" svg:width="2.921cm" svg:height="1.397cm" svg:x="6.842cm" svg:y="12.914cm">
          <text:p text:style-name="P1"><text:span text:style-name="T1">Fie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21cm" svg:height="1.397cm" svg:x="6.842cm" svg:y="16.216cm">
          <text:p text:style-name="P1"><text:span text:style-name="T1">Chan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.302cm" svg:y1="16.216cm" svg:x2="8.302cm" svg:y2="14.311cm" draw:start-shape="id4" draw:start-glue-point="0" draw:end-shape="id5" draw:end-glue-point="2" svg:d="m8302 16216v-502-903-500">
          <text:p/>
        </draw:connector>
        <draw:custom-shape draw:style-name="gr1" draw:text-style-name="P2" xml:id="id6" draw:id="id6" draw:layer="layout" svg:width="2.921cm" svg:height="1.397cm" svg:x="10.398cm" svg:y="16.216cm">
          <text:p text:style-name="P1"><text:span text:style-name="T1">Community</text:span></text:p>
          <text:p text:style-name="P1"><text:span text:style-name="T1">Che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49cm 0.413cm" svg:x1="11.858cm" svg:y1="16.216cm" svg:x2="8.302cm" svg:y2="14.311cm" draw:start-shape="id6" draw:start-glue-point="0" draw:end-shape="id5" draw:end-glue-point="2" svg:d="m11858 16216v-992h-3556v-913">
          <text:p/>
        </draw:connector>
        <draw:custom-shape draw:style-name="gr1" draw:text-style-name="P2" xml:id="id7" draw:id="id7" draw:layer="layout" svg:width="2.921cm" svg:height="1.397cm" svg:x="6.842cm" svg:y="10.144cm">
          <text:p text:style-name="P1"><text:span text:style-name="T1">Human</text:span></text:p>
          <text:p text:style-name="P1"><text:span text:style-name="T1">Play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.302cm" svg:y1="10.144cm" svg:x2="8.277cm" svg:y2="8.621cm" draw:start-shape="id7" draw:start-glue-point="0" draw:end-shape="id3" draw:end-glue-point="2" svg:d="m8302 10144v-502l-25-521v-500">
          <text:p/>
        </draw:connector>
        <draw:custom-shape draw:style-name="gr1" draw:text-style-name="P2" xml:id="id8" draw:id="id8" draw:layer="layout" svg:width="2.921cm" svg:height="1.397cm" svg:x="10.652cm" svg:y="10.144cm">
          <text:p text:style-name="P1"><text:span text:style-name="T1">Machine</text:span></text:p>
          <text:p text:style-name="P1"><text:span text:style-name="T1">Play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26cm 0.261cm" svg:x1="12.112cm" svg:y1="10.144cm" svg:x2="8.277cm" svg:y2="8.621cm" draw:start-shape="id8" draw:start-glue-point="0" draw:end-shape="id3" draw:end-glue-point="2" svg:d="m12112 10144v-762h-3835v-761">
          <text:p/>
        </draw:connector>
        <draw:custom-shape draw:style-name="gr1" draw:text-style-name="P2" xml:id="id9" draw:id="id9" draw:layer="layout" svg:width="2.921cm" svg:height="1.397cm" svg:x="2.524cm" svg:y="16.24cm">
          <text:p text:style-name="P1"><text:span text:style-name="T1">Proper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514cm 0.413cm" svg:x1="3.984cm" svg:y1="16.24cm" svg:x2="8.302cm" svg:y2="14.311cm" draw:start-shape="id9" draw:start-glue-point="0" draw:end-shape="id5" draw:end-glue-point="2" svg:d="m3984 16240v-1016h4318v-913">
          <text:p/>
        </draw:connector>
        <draw:custom-shape draw:style-name="gr1" draw:text-style-name="P2" xml:id="id10" draw:id="id10" draw:layer="layout" svg:width="2.921cm" svg:height="1.397cm" svg:x="1.254cm" svg:y="19.415cm">
          <text:p text:style-name="P1"><text:span text:style-name="T1">S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921cm" svg:height="1.397cm" svg:x="4.81cm" svg:y="19.415cm">
          <text:p text:style-name="P1"><text:span text:style-name="T1">Stree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133cm 0.643cm" svg:x1="2.714cm" svg:y1="19.415cm" svg:x2="3.984cm" svg:y2="17.637cm" draw:start-shape="id10" draw:start-glue-point="0" draw:end-shape="id9" draw:end-glue-point="2" svg:d="m2714 19415v-635h1270v-1143">
          <text:p/>
        </draw:connector>
        <draw:connector draw:style-name="gr2" draw:text-style-name="P1" draw:layer="layout" draw:type="lines" draw:line-skew="-0.133cm 0.643cm" svg:x1="6.27cm" svg:y1="19.415cm" svg:x2="3.984cm" svg:y2="17.637cm" draw:start-shape="id11" draw:start-glue-point="0" draw:end-shape="id9" draw:end-glue-point="2" svg:d="m6270 19415v-635h-2286v-1143">
          <text:p/>
        </draw:connector>
        <draw:custom-shape draw:style-name="gr1" draw:text-style-name="P2" xml:id="id12" draw:id="id12" draw:layer="layout" svg:width="2.921cm" svg:height="1.397cm" svg:x="14.099cm" svg:y="16.217cm">
          <text:p text:style-name="P1"><text:span text:style-name="T1">Ta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draw:line-skew="-0.491cm 0.413cm" svg:x1="15.559cm" svg:y1="16.217cm" svg:x2="8.302cm" svg:y2="14.311cm" draw:start-shape="id12" draw:start-glue-point="0" draw:end-shape="id5" draw:end-glue-point="2" svg:d="m15559 16217v-993h-7257v-9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15:09:03</meta:creation-date>
    <dc:date>2012-11-29T11:09:43</dc:date>
    <meta:editing-duration>P0D</meta:editing-duration>
    <meta:editing-cycles>2</meta:editing-cycles>
    <meta:generator>LibreOffice/3.6$Linux_x86 LibreOffice_project/360m1$Build-2</meta:generator>
    <meta:document-statistic meta:object-count="23"/>
  </office:meta>
</office:document-meta>
</file>